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f121f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officeooo:rsid="001f121f" officeooo:paragraph-rsid="001f121f"/>
    </style:style>
    <style:style style:name="P5" style:family="paragraph" style:parent-style-name="Standard">
      <style:text-properties fo:language="en" fo:country="US" officeooo:rsid="001f121f" officeooo:paragraph-rsid="0022494f"/>
    </style:style>
    <style:style style:name="P6" style:family="paragraph" style:parent-style-name="Standard">
      <style:text-properties fo:color="#c9211e" fo:language="en" fo:country="US" fo:font-weight="bold" officeooo:rsid="001f121f" officeooo:paragraph-rsid="001f121f" style:font-weight-asian="bold" style:font-weight-complex="bold"/>
    </style:style>
    <style:style style:name="P7" style:family="paragraph" style:parent-style-name="Standard">
      <style:text-properties fo:font-size="14pt" fo:language="en" fo:country="US" style:font-size-asian="14pt" style:font-size-complex="14pt"/>
    </style:style>
    <style:style style:name="P8" style:family="paragraph" style:parent-style-name="Standard">
      <style:text-properties fo:color="#2a6099" fo:font-size="14pt" fo:language="en" fo:country="US" fo:font-weight="bold" officeooo:rsid="0022494f" officeooo:paragraph-rsid="0022494f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80" fo:font-size="14pt" fo:language="zxx" fo:country="none" style:text-underline-style="solid" style:text-underline-width="auto" style:text-underline-color="font-color" fo:font-weight="bold" officeooo:rsid="0022494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0" style:family="paragraph" style:parent-style-name="Standard">
      <style:text-properties fo:color="#000080" fo:font-size="14pt" fo:language="zxx" fo:country="none" style:text-underline-style="solid" style:text-underline-width="auto" style:text-underline-color="font-color" fo:font-weight="bold" officeooo:rsid="0022494f" officeooo:paragraph-rsid="0024029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1" style:family="paragraph" style:parent-style-name="Text_20_body">
      <style:text-properties fo:language="en" fo:country="US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font-weight="bold" officeooo:rsid="0022494f" style:font-weight-asian="bold" style:font-weight-complex="bold"/>
    </style:style>
    <style:style style:name="T3" style:family="text">
      <style:text-properties fo:language="en" fo:country="US" officeooo:rsid="001f121f"/>
    </style:style>
    <style:style style:name="T4" style:family="text">
      <style:text-properties officeooo:rsid="0022494f"/>
    </style:style>
    <style:style style:name="T5" style:family="text">
      <style:text-properties fo:color="#2a6099" fo:font-size="14pt" fo:font-weight="bold" officeooo:rsid="0022494f" style:font-size-asian="14pt" style:font-weight-asian="bold" style:font-size-complex="14pt" style:font-weight-complex="bold"/>
    </style:style>
    <style:style style:name="T6" style:family="text">
      <style:text-properties officeooo:rsid="0025053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Write a program to create a Dynamic Link Library for any mathematical operation and write an application program to test it. (Java Native Interface / Use VB or VC++)</text:span></text:p>
      <text:p text:style-name="P11"/>
      <text:p text:style-name="P11"/>
      <text:p text:style-name="P11">************* <text:span text:style-name="T6">Java Program***************</text:span></text:p>
      <text:p text:style-name="P11"><text:span text:style-name="T1"/></text:p>
      <text:p text:style-name="P11"><text:span text:style-name="T1">To add native support we first need to load the library (shared object or DLL):</text:span></text:p>
      <text:p text:style-name="Preformatted_20_Text"><text:s text:c="3"/>static {</text:p>
      <text:p text:style-name="Preformatted_20_Text"><text:s text:c="8"/>System.loadLibrary("<text:span text:style-name="T6">program name</text:span>");</text:p>
      <text:p text:style-name="P2"><text:s text:c="4"/>}</text:p>
      <text:p text:style-name="Text_20_body">This code loads the file libnative-lib.so </text:p>
      <text:p text:style-name="P10">Native Method:-</text:p>
      <text:p text:style-name="P9"/>
      <text:p text:style-name="P3"><text:span text:style-name="T1">A native method is a Java method (either an instance method or a class method) whose implementation is also written in another programming language such as C/C++</text:span>. Moreover, a method marked as native cannot have a body and should end with a semicolon: [ public | protected | private] native [return_type] method ();</text:p>
      <text:p text:style-name="P3"/>
      <text:p text:style-name="P3"/>
      <text:p text:style-name="P6">e.g. private native int add(int a, int b);</text:p>
      <text:p text:style-name="P4"/>
      <text:p text:style-name="P4"/>
      <text:p text:style-name="P4"/>
      <text:p text:style-name="P4">*************C Code***********************</text:p>
      <text:p text:style-name="P5"><text:span text:style-name="T5">Header </text:span><text:a xlink:type="simple" xlink:href="../../../../-" text:style-name="Internet_20_link" text:visited-style-name="Visited_20_Internet_20_Link">File:-</text:a></text:p>
      <text:p text:style-name="P5"/>
      <text:p text:style-name="P5">#include &lt;jni.h&gt;</text:p>
      <text:p text:style-name="P5"/>
      <text:p text:style-name="P8">JNI Function:-</text:p>
      <text:p text:style-name="P4"/>
      <text:p text:style-name="P1"><text:span text:style-name="T3">JNIEXPORT jint JNICALL Java_com_add </text:span>(JNIEnv *env,jobject instance,jint a,jint b) </text:p>
      <text:p text:style-name="Preformatted_20_Text">{</text:p>
      <text:p text:style-name="Preformatted_20_Text"><text:s text:c="4"/>return a+b;</text:p>
      <text:p text:style-name="P2">}</text:p>
      <text:p text:style-name="Text_20_body">The extern “C” is required if the file extension is cpp so the symbol name will be the name of the function only.</text:p>
      <text:p text:style-name="Text_20_body">The function gets 4 parameters:</text:p>
      <text:list xml:id="list3814068707" text:style-name="L1">
        <text:list-item>
          <text:p text:style-name="P13">JNIEnv – pointer to JNI interface – a class with many function pointers </text:p>
        </text:list-item>
        <text:list-item>
          <text:p text:style-name="P13">jobject – the java object </text:p>
        </text:list-item>
        <text:list-item>
          <text:p text:style-name="P12">jint a ,jint b – typedefs to java integers </text:p>
          <text:p text:style-name="P12"/>
        </text:list-item>
      </text:list>
      <text:p text:style-name="P6">e.g. <text:s text:c="3"/>JNIEXPORT int JNICALL Java_B1_add(JNIEnv *env, jobject obj, jint a, jint b)</text:p>
      <text:p text:style-name="P6"><text:soft-page-break/>{</text:p>
      <text:p text:style-name="P6"/>
      <text:p text:style-name="P6">printf("\n%d + %d = %d\n",a,b,(a+b));</text:p>
      <text:p text:style-name="P6"/>
      <text:p text:style-name="P6">return;</text:p>
      <text:p text:style-name="P6"/>
      <text:p text:style-name="P6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4:25:53.786195771</meta:creation-date>
    <dc:date>2023-09-21T14:49:32.835708246</dc:date>
    <meta:editing-duration>PT23M3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217" meta:character-count="1358" meta:non-whitespace-character-count="1142"/>
  </office:meta>
</office:document-meta>
</file>